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4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normal" style:font-size-asian="20pt" style:font-weight-asian="normal" style:font-size-complex="26pt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3.8cm" svg:height="4cm" svg:x="2.2cm" svg:y="11.399cm" presentation:class="title" presentation:placeholder="true" presentation:user-transformed="true">
          <draw:text-box/>
        </draw:frame>
        <draw:frame presentation:style-name="pr2" draw:text-style-name="P2" draw:layer="layout" svg:width="25.5cm" svg:height="13cm" svg:x="1cm" svg:y="5.5cm" presentation:class="subtitle" presentation:user-transformed="true">
          <draw:text-box>
            <text:p text:style-name="P1"><text:span text:style-name="T1"><text:line-break/></text:span><text:span text:style-name="T1"><text:line-break/></text:span><text:span text:style-name="T1">Wine-Probe – Grundsätzliches zu wine</text:span></text:p>
            <text:p text:style-name="P1"><text:span text:style-name="T2">ubucon 2015 </text:span></text:p>
            <text:p text:style-name="P1"><text:span text:style-name="T2">Maik “Mankind75” Wagner</text:span></text:p>
            <text:p text:style-name="P1"><text:span text:style-name="T3"><text:s/></text:span><text:span text:style-name="T3">Mystical Nigh-invincible Supreme Raging Atomic Dragon Turbo Chief Senior Advoca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Die verschiedenen Versionen von wine</text:p>
              </text:list-item>
              <text:list-item>
                <text:p text:style-name="P3">Einige Kommandozeilenbefehle</text:p>
              </text:list-item>
              <text:list-item>
                <text:p text:style-name="P3">Live Testing einiger Spiele</text:p>
              </text:list-item>
              <text:list-item>
                <text:p text:style-name="P3">Eintrag in die AppDB</text:p>
              </text:list-item>
              <text:list-item>
                <text:p text:style-name="P3">Verschiedenes</text:p>
              </text:list-item>
            </text:list>
            <text:list text:style-name="L3">
              <text:list-item>
                <text:p text:style-name="P1"/>
              </text:list-item>
              <text:list-item>
                <text:p text:style-name="P1">Fokussierung auf die Codeweavers-Produk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Die verschiedenen Versionen von win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ine – <text:a xlink:href="http://www.winehq.org/" xlink:type="simple">http://www.winehq.org</text:a> </text:p>
                <text:list>
                  <text:list-header>
                    <text:p>Hauptentwicklung von Codeweavers</text:p>
                  </text:list-header>
                  <text:list-item>
                    <text:p>Zwei Zweige: Stabile Version und Entwicklerversion</text:p>
                  </text:list-item>
                  <text:list-item>
                    <text:p>Entwicklerversion erschien alle zwei Wochen – 1.8 Time-based Release</text:p>
                  </text:list-item>
                  <text:list-item>
                    <text:p>Unter Ubuntu über PPA installierbar</text:p>
                  </text:list-item>
                </text:list>
              </text:list-item>
              <text:list-item>
                <text:p>CrossOver – kommerzielle Version <text:a xlink:href="http://www.codeweavers.com/" xlink:type="simple">http://www.codeweavers.com</text:a></text:p>
                <text:list>
                  <text:list-item>
                    <text:p>Optimiert für einige spezielle Anwendungen mit eigenem Frontend ähnlich PlayOnLinux</text:p>
                  </text:list-item>
                  <text:list-item>
                    <text:p>Voting System (5 Stimm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XP-System mit Rängen</text:p>
              <text:p>48 Euro für ein Jahr Updates / 24 Euro für Renewals</text:p>
              <text:p>Sonderangebote über Twitter</text:p>
              <text:p>Onlineaktivierung</text:p>
              <text:p>Wine Version etwas älter aber halt Unterstützung für die supported Apps</text:p>
              <text:p>Codeweavers bietet Support für OEM-Ports</text:p>
            </draw:text-box>
          </draw:frame>
        </presentation:notes>
      </draw:page>
      <draw:page draw:name="page4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ie verschiedenen Versionen von win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edega / GameTreeLinux</text:p>
              </text:list-item>
            </text:list>
            <text:list text:style-name="L2">
              <text:list-item>
                <text:p><text:span text:style-name="T4">Abspaltung vom wine-Projekt, kommerziell</text:span><text:span text:style-name="T4"><text:line-break/></text:span><text:span text:style-name="T4">Ehemaliger Aboservice </text:span></text:p>
              </text:list-item>
              <text:list-item>
                <text:p><text:span text:style-name="T4">DirectX 9-Unterstützung </text:span></text:p>
              </text:list-item>
              <text:list-item>
                <text:p><text:span text:style-name="T4">Umgehung von Kopierschutzmechanismen zur Installation von CD-ROMs oder DVDs.</text:span></text:p>
              </text:list-item>
              <text:list-item>
                <text:p><text:span text:style-name="T4">Heutiges Geschäft: GameTree und Ciderports</text:span></text:p>
                <text:p>Bordeaux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list text:style-name="L2">
              <text:list-header>
                <text:p>Einige Kommandozeilenbefehle</text:p>
              </text:list-header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list>
                  <text:list-header>
                    <text:p>Installierte wine version herausfinden</text:p>
                    <text:p>wineprefix erstellen</text:p>
                    <text:p>winecfg</text:p>
                    <text:p>winetricks-Skript</text:p>
                  </text:list-header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list text:style-name="L2">
              <text:list-header>
                <text:p>Live Testing einiger Spiele</text:p>
              </text:list-header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Fifa Soccer 2005 Demo</text:p>
              </text:list-item>
              <text:list-item>
                <text:p>Crazy Taxi Dem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list text:style-name="L2">
              <text:list-header>
                <text:p>Eintrag in die AppDB</text:p>
              </text:list-header>
            </text:list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erschiedene Stufen der Bewertung (Garbage, Bronze, Silver, Gold und Platinum)</text:p>
              </text:list-item>
              <text:list-item>
                <text:p>Möglichkeit, Maintainer einer Anwendung zu werden</text:p>
              </text:list-item>
              <text:list-item>
                <text:p>Für Spiele abstimmen (3 Stimmen)</text:p>
              </text:list-item>
              <text:list-item>
                <text:p>Link: <text:a xlink:href="http://appdb.winehq.org/" xlink:type="simple">http://appdb.winehq.or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Abstimmen benötigt Registierung und man bekommt drei Stimmen</text:p>
              <text:p/>
            </draw:text-box>
          </draw:frame>
        </presentation:notes>
      </draw:page>
      <draw:page draw:name="page8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Verschieden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In der AppDB und im Bugzilla prüfen, ob die Thematik bekannt ist</text:p>
              </text:list-item>
            </text:list>
            <text:list text:style-name="L2">
              <text:list-item>
                <text:p>Prozedere im Bugzilla: Möglichst mit neuester Entwicklerversion testen.</text:p>
              </text:list-item>
              <text:list-item>
                <text:p>Demoversionen nach Möglichkeit verwenden</text:p>
              </text:list-item>
              <text:list-item>
                <text:p>Konsolenausgabe und Backtraces anhängen</text:p>
              </text:list-item>
              <text:list-item>
                <text:p>Wine-Version nicht nachträglich änder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8.299999237060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08:01:14.083905615</meta:creation-date>
    <dc:date>2015-10-14T18:12:57.036513901</dc:date>
    <meta:editing-duration>PT21M9S</meta:editing-duration>
    <meta:editing-cycles>4</meta:editing-cycles>
    <meta:generator>LibreOffice/5.0.1.2.0$Linux_X86_64 LibreOffice_project/00m0$Build-2</meta:generator>
    <meta:document-statistic meta:object-count="68"/>
  </office:meta>
</office:document-meta>
</file>